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officeooo:paragraph-rsid="001d352b" style:font-style-asian="italic" style:font-style-complex="italic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officeooo:paragraph-rsid="001a70a6"/>
    </style:style>
    <style:style style:name="P4" style:family="paragraph" style:parent-style-name="Preformatted_20_Text">
      <style:text-properties officeooo:paragraph-rsid="001d352b"/>
    </style:style>
    <style:style style:name="P5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6" style:family="paragraph" style:parent-style-name="Preformatted_20_Text">
      <style:text-properties fo:font-style="italic" fo:font-weight="normal" officeooo:rsid="002494e1" officeooo:paragraph-rsid="001d352b" style:font-style-asian="italic" style:font-weight-asian="normal" style:font-style-complex="italic" style:font-weight-complex="normal"/>
    </style:style>
    <style:style style:name="T1" style:family="text">
      <style:text-properties fo:font-weight="normal" officeooo:rsid="002494e1" style:font-weight-asian="normal" style:font-weight-complex="normal"/>
    </style:style>
    <style:style style:name="T2" style:family="text">
      <style:text-properties fo:font-weight="normal" officeooo:rsid="0027fe61" style:font-weight-asian="normal" style:font-weight-complex="normal"/>
    </style:style>
    <style:style style:name="T3" style:family="text">
      <style:text-properties fo:font-weight="normal" officeooo:rsid="002069f1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pan text:style-name="T1"><text:s text:c="2"/>This documentation and its accompanying audio file by </text:span><text:a xlink:type="simple" xlink:href="http://www.mzuther.de/" text:style-name="Internet_20_link" text:visited-style-name="Visited_20_Internet_20_Link"><text:span text:style-name="T1">Martin Zuther</text:span></text:a><text:span text:style-name="T1"> </text:span><text:span text:style-name="T3">are</text:span></text:p>
      <text:p text:style-name="P1"><text:span text:style-name="T1"><text:s text:c="2"/>licensed under a </text:span><text:a xlink:type="simple" xlink:href="http://creativecommons.org/licenses/by-sa/4.0/" text:style-name="Internet_20_link" text:visited-style-name="Visited_20_Internet_20_Link"><text:span text:style-name="T1">Creative Commons Attribution-ShareAlike 4.0</text:span></text:a><text:span text:style-name="T2"> International</text:span></text:p>
      <text:p text:style-name="P6"><text:s text:c="2"/>License.</text:p>
      <text:p text:style-name="P1"/>
      <text:p text:style-name="P1">------------------------------------------------------------------------------</text:p>
      <text:p text:style-name="P1"/>
      <text:p text:style-name="P4"/>
      <text:p text:style-name="P2">FLAC-compressed wave file (44.1 kHz, 16 bit, stereo)</text:p>
      <text:p text:style-name="P2">====================================================</text:p>
      <text:p text:style-name="Preformatted_20_Text">Please verify readout of overflow counter by making use of your eyes</text:p>
      <text:p text:style-name="Preformatted_20_Text">and ears. <text:s/>In “ITU-R BS.1770” mode, the number of overflows must equal the sum of overflows in each channel.</text:p>
      <text:p text:style-name="Preformatted_20_Text"/>
      <text:p text:style-name="Preformatted_20_Text">Given values describe the left channel. <text:s/>The right channel is delayed</text:p>
      <text:p text:style-name="Preformatted_20_Text">by one second and contains a sine wave with a frequency of 500 Hz.</text:p>
      <text:p text:style-name="Preformatted_20_Text"/>
      <text:p text:style-name="Preformatted_20_Text">00:00.000 - 00:02.000 <text:s/>silence</text:p>
      <text:p text:style-name="Preformatted_20_Text"/>
      <text:p text:style-name="Preformatted_20_Text">00:02.000 - 00:05.000 <text:s/>sine wave (150 Hz, -5.5 dB FS peak)</text:p>
      <text:p text:style-name="Preformatted_20_Text"/>
      <text:p text:style-name="Preformatted_20_Text"><text:s text:c="23"/>[both channels: <text:s/>first audible click must not register]</text:p>
      <text:p text:style-name="Preformatted_20_Text"><text:s text:c="23"/>[both channels: <text:s/>second audible click must register]</text:p>
      <text:p text:style-name="Preformatted_20_Text"/>
      <text:p text:style-name="Preformatted_20_Text"><text:s text:c="23"/>[left <text:s/>channel: <text:s/>a total of 16 clips must register]</text:p>
      <text:p text:style-name="Preformatted_20_Text"><text:s text:c="23"/>[right channel: <text:s/>a total of <text:s/>9 clips must register]</text:p>
      <text:p text:style-name="Preformatted_20_Text"/>
      <text:p text:style-name="Preformatted_20_Text">00:05.000 - 00:07.000 <text:s/>silence</text:p>
      <text:p text:style-name="Preformatted_20_Text"/>
      <text:p text:style-name="Preformatted_20_Text"/>
      <text:p text:style-name="P2">Validation settings</text:p>
      <text:p text:style-name="P2">===================</text:p>
      <text:p text:style-name="Preformatted_20_Text">File: <text:s text:c="4"/>overflow.flac</text:p>
      <text:p text:style-name="P2">Host SR: <text:s/>44 100 Hz</text:p>
      <text:p text:style-name="Preformatted_20_Text">Channel: <text:s/>All</text:p>
      <text:p text:style-name="P3">Display: <text:s/>[ ] Peak meter level</text:p>
      <text:p text:style-name="P3"><text:s text:c="10"/>[ ] Average meter level</text:p>
      <text:p text:style-name="Preformatted_20_Text"><text:s text:c="10"/>[ ] Maximum peak level</text:p>
      <text:p text:style-name="Preformatted_20_Text"><text:s text:c="10"/>[ ] Stereo meter value</text:p>
      <text:p text:style-name="Preformatted_20_Text"><text:s text:c="10"/>[ ] Phase correlation</text:p>
      <text:p text:style-name="Preformatted_20_Text"/>
      <text:p text:style-name="P5">Samples reaching digital full scale</text:p>
      <text:p text:style-name="P2">===================================</text:p>
      <text:p text:style-name="Preformatted_20_Text">both channels: <text:s/>1 sample of integer level 32'764</text:p>
      <text:p text:style-name="Preformatted_20_Text"><text:s text:c="16"/>1 adjoining negated sample of integer level 32'764</text:p>
      <text:p text:style-name="Preformatted_20_Text"/>
      <text:p text:style-name="P2"><text:s text:c="16"/>--&gt; these peaks MUST NOT register</text:p>
      <text:p text:style-name="P2"/>
      <text:p text:style-name="Preformatted_20_Text">both channels: <text:s/>1 sample of integer level 32'765</text:p>
      <text:p text:style-name="Preformatted_20_Text"><text:s text:c="16"/>1 adjoining negated sample of integer level 32'765</text:p>
      <text:p text:style-name="Preformatted_20_Text"/>
      <text:p text:style-name="P2"><text:s text:c="16"/>--&gt; these peaks MUST register</text:p>
      <text:p text:style-name="P2"/>
      <text:p text:style-name="Preformatted_20_Text">left <text:s/>channel: <text:s/>4 continuous positive samples</text:p>
      <text:p text:style-name="Preformatted_20_Text"/>
      <text:p text:style-name="Preformatted_20_Text">left <text:s/>channel: <text:s/>2 continuous negative samples</text:p>
      <text:p text:style-name="Preformatted_20_Text"/>
      <text:p text:style-name="Preformatted_20_Text">left <text:s/>channel: <text:s/>1 positive sample</text:p>
      <text:p text:style-name="Preformatted_20_Text"><text:s text:c="16"/>1 adjoining negative sample</text:p>
      <text:p text:style-name="Preformatted_20_Text"/>
      <text:p text:style-name="Preformatted_20_Text">left <text:s/>channel: <text:s/>2 continuous positive samples</text:p>
      <text:p text:style-name="Preformatted_20_Text"><text:s text:c="16"/>1 “valid” sample</text:p>
      <text:p text:style-name="Preformatted_20_Text"><text:s text:c="16"/>2 continuous negative samples</text:p>
      <text:p text:style-name="Preformatted_20_Text"/>
      <text:p text:style-name="Preformatted_20_Text">right channel: <text:s/>1 positive sample</text:p>
      <text:p text:style-name="Preformatted_20_Text"/>
      <text:p text:style-name="Preformatted_20_Text">right channel: <text:s/>1 negative sample</text:p>
      <text:p text:style-name="Preformatted_20_Text"><text:s text:c="16"/>1 adjoining positive sample</text:p>
      <text:p text:style-name="Preformatted_20_Text"/>
      <text:p text:style-name="Preformatted_20_Text">left <text:s/>channel: <text:s/>1 negative sample</text:p>
      <text:p text:style-name="Preformatted_20_Text"/>
      <text:p text:style-name="Preformatted_20_Text">left <text:s/>channel: <text:s/>1 positive sample</text:p>
      <text:p text:style-name="Preformatted_20_Text"/>
      <text:p text:style-name="Preformatted_20_Text">right channel: <text:s/>2 continuous negative samples</text:p>
      <text:p text:style-name="Preformatted_20_Text"><text:s text:c="16"/>1 “valid” sample</text:p>
      <text:p text:style-name="Preformatted_20_Text"><text:s text:c="16"/>2 continuous positive samp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9T23:06:38.062503685</dc:date>
    <dc:creator>Martin Zuther</dc:creator>
    <meta:generator>LibreOffice/5.0.3.2$Linux_X86_64 LibreOffice_project/00m0$Build-2</meta:generator>
    <meta:editing-duration>PT8M55S</meta:editing-duration>
    <meta:editing-cycles>18</meta:editing-cycles>
    <meta:document-statistic meta:table-count="0" meta:image-count="0" meta:object-count="0" meta:page-count="2" meta:paragraph-count="51" meta:word-count="298" meta:character-count="2377" meta:non-whitespace-character-count="1799"/>
  </office:meta>
</office:document-meta>
</file>